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99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 table:number-rows-repeated="6">
          <table:table-cell table:number-columns-repeated="8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3"/>
          <table:table-cell table:style-name="ce2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3:56:17.569573618</meta:creation-date>
    <dc:date>2017-12-09T18:42:24.337056948</dc:date>
    <meta:editing-duration>PT4H35M56S</meta:editing-duration>
    <meta:editing-cycles>1</meta:editing-cycles>
    <meta:document-statistic meta:table-count="1" meta:cell-count="81" meta:object-count="0"/>
    <meta:generator>LibreOffice/5.2.7.2$Linux_X86_64 LibreOffice_project/20$Build-2</meta:generator>
  </office:meta>
</office:document-meta>
</file>